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5158255982676" calcext:value-type="float">
            <text:p>2.25158255982676</text:p>
          </table:table-cell>
          <table:table-cell office:value-type="float" office:value="1.03660107280784" calcext:value-type="float">
            <text:p>1.03660107280784</text:p>
          </table:table-cell>
          <table:table-cell office:value-type="float" office:value="2.47850945990999" calcext:value-type="float">
            <text:p>2.47850945990999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0328901580396" calcext:value-type="float">
            <text:p>2.10328901580396</text:p>
          </table:table-cell>
          <table:table-cell office:value-type="float" office:value="1.12000601964298" calcext:value-type="float">
            <text:p>1.12000601964298</text:p>
          </table:table-cell>
          <table:table-cell office:value-type="float" office:value="2.38268346278285" calcext:value-type="float">
            <text:p>2.38268346278285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83604925694032" calcext:value-type="float">
            <text:p>2.83604925694032</text:p>
          </table:table-cell>
          <table:table-cell office:value-type="float" office:value="0.508303425438212" calcext:value-type="float">
            <text:p>0.508303425438212</text:p>
          </table:table-cell>
          <table:table-cell office:value-type="float" office:value="2.88118564809494" calcext:value-type="float">
            <text:p>2.8811856480949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9805857195558" calcext:value-type="float">
            <text:p>1.29805857195558</text:p>
          </table:table-cell>
          <table:table-cell office:value-type="float" office:value="0.572915172121785" calcext:value-type="float">
            <text:p>0.572915172121785</text:p>
          </table:table-cell>
          <table:table-cell office:value-type="float" office:value="1.41870650322014" calcext:value-type="float">
            <text:p>1.41870650322014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27338215487211" calcext:value-type="float">
            <text:p>2.27338215487211</text:p>
          </table:table-cell>
          <table:table-cell office:value-type="float" office:value="0.723259163236592" calcext:value-type="float">
            <text:p>0.723259163236592</text:p>
          </table:table-cell>
          <table:table-cell office:value-type="float" office:value="2.38548744020116" calcext:value-type="float">
            <text:p>2.38548744020116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89583013265201" calcext:value-type="float">
            <text:p>2.89583013265201</text:p>
          </table:table-cell>
          <table:table-cell office:value-type="float" office:value="0.25409767364737" calcext:value-type="float">
            <text:p>0.25409767364737</text:p>
          </table:table-cell>
          <table:table-cell office:value-type="float" office:value="2.90694542420938" calcext:value-type="float">
            <text:p>2.90694542420938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67156759186635" calcext:value-type="float">
            <text:p>1.67156759186635</text:p>
          </table:table-cell>
          <table:table-cell office:value-type="float" office:value="0.309457746775401" calcext:value-type="float">
            <text:p>0.309457746775401</text:p>
          </table:table-cell>
          <table:table-cell office:value-type="float" office:value="1.69995330441036" calcext:value-type="float">
            <text:p>1.69995330441036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47116611413147" calcext:value-type="float">
            <text:p>2.47116611413147</text:p>
          </table:table-cell>
          <table:table-cell office:value-type="float" office:value="0.645597189609855" calcext:value-type="float">
            <text:p>0.645597189609855</text:p>
          </table:table-cell>
          <table:table-cell office:value-type="float" office:value="2.55397835393599" calcext:value-type="float">
            <text:p>2.55397835393599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59741844016053" calcext:value-type="float">
            <text:p>2.59741844016053</text:p>
          </table:table-cell>
          <table:table-cell office:value-type="float" office:value="2.25522726421641" calcext:value-type="float">
            <text:p>2.25522726421641</text:p>
          </table:table-cell>
          <table:table-cell office:value-type="float" office:value="3.43937929526132" calcext:value-type="float">
            <text:p>3.43937929526132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4522030356417" calcext:value-type="float">
            <text:p>1.54522030356417</text:p>
          </table:table-cell>
          <table:table-cell office:value-type="float" office:value="0.647191069916515" calcext:value-type="float">
            <text:p>0.647191069916515</text:p>
          </table:table-cell>
          <table:table-cell office:value-type="float" office:value="1.67510287022258" calcext:value-type="float">
            <text:p>1.67510287022258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57310391790626" calcext:value-type="float">
            <text:p>2.57310391790626</text:p>
          </table:table-cell>
          <table:table-cell office:value-type="float" office:value="0.512453413341961" calcext:value-type="float">
            <text:p>0.512453413341961</text:p>
          </table:table-cell>
          <table:table-cell office:value-type="float" office:value="2.62357395123791" calcext:value-type="float">
            <text:p>2.62357395123791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0014568136069" calcext:value-type="float">
            <text:p>2.0014568136069</text:p>
          </table:table-cell>
          <table:table-cell office:value-type="float" office:value="0.761105590762067" calcext:value-type="float">
            <text:p>0.761105590762067</text:p>
          </table:table-cell>
          <table:table-cell office:value-type="float" office:value="2.14109317635175" calcext:value-type="float">
            <text:p>2.14109317635175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3894876160445" calcext:value-type="float">
            <text:p>1.33894876160445</text:p>
          </table:table-cell>
          <table:table-cell office:value-type="float" office:value="0.557657746389692" calcext:value-type="float">
            <text:p>0.557657746389692</text:p>
          </table:table-cell>
          <table:table-cell office:value-type="float" office:value="1.45026602423747" calcext:value-type="float">
            <text:p>1.45026602423747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66882433173405" calcext:value-type="float">
            <text:p>2.66882433173405</text:p>
          </table:table-cell>
          <table:table-cell office:value-type="float" office:value="0.628928971457765" calcext:value-type="float">
            <text:p>0.628928971457765</text:p>
          </table:table-cell>
          <table:table-cell office:value-type="float" office:value="2.74179743146941" calcext:value-type="float">
            <text:p>2.74179743146941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66174318736936" calcext:value-type="float">
            <text:p>2.66174318736936</text:p>
          </table:table-cell>
          <table:table-cell office:value-type="float" office:value="0.773213595238739" calcext:value-type="float">
            <text:p>0.773213595238739</text:p>
          </table:table-cell>
          <table:table-cell office:value-type="float" office:value="2.77162363012687" calcext:value-type="float">
            <text:p>2.77162363012687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49804272726695" calcext:value-type="float">
            <text:p>2.49804272726695</text:p>
          </table:table-cell>
          <table:table-cell office:value-type="float" office:value="1.01783868424118" calcext:value-type="float">
            <text:p>1.01783868424118</text:p>
          </table:table-cell>
          <table:table-cell office:value-type="float" office:value="2.69721919047744" calcext:value-type="float">
            <text:p>2.69721919047744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66260136579709" calcext:value-type="float">
            <text:p>1.66260136579709</text:p>
          </table:table-cell>
          <table:table-cell office:value-type="float" office:value="0.889170403119514" calcext:value-type="float">
            <text:p>0.889170403119514</text:p>
          </table:table-cell>
          <table:table-cell office:value-type="float" office:value="1.88513387292164" calcext:value-type="float">
            <text:p>1.88513387292164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6472627304268" calcext:value-type="float">
            <text:p>2.56472627304268</text:p>
          </table:table-cell>
          <table:table-cell office:value-type="float" office:value="0.859605818785892" calcext:value-type="float">
            <text:p>0.859605818785892</text:p>
          </table:table-cell>
          <table:table-cell office:value-type="float" office:value="2.70477453789482" calcext:value-type="float">
            <text:p>2.70477453789482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06956781661794" calcext:value-type="float">
            <text:p>3.06956781661794</text:p>
          </table:table-cell>
          <table:table-cell office:value-type="float" office:value="1.04241547246854" calcext:value-type="float">
            <text:p>1.04241547246854</text:p>
          </table:table-cell>
          <table:table-cell office:value-type="float" office:value="3.241682876829" calcext:value-type="float">
            <text:p>3.241682876829</text:p>
          </table:table-cell>
          <table:table-cell office:value-type="float" office:value="2947" calcext:value-type="float">
            <text:p>29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7744245962011" calcext:value-type="float">
            <text:p>3.57744245962011</text:p>
          </table:table-cell>
          <table:table-cell office:value-type="float" office:value="0.573517925667571" calcext:value-type="float">
            <text:p>0.573517925667571</text:p>
          </table:table-cell>
          <table:table-cell office:value-type="float" office:value="3.62310591618476" calcext:value-type="float">
            <text:p>3.62310591618476</text:p>
          </table:table-cell>
          <table:table-cell office:value-type="float" office:value="2721" calcext:value-type="float">
            <text:p>272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:.B21])" office:value-type="float" office:value="2.32800108981695" calcext:value-type="float">
            <text:p>2.32800108981695</text:p>
          </table:table-cell>
          <table:table-cell table:formula="of:=AVERAGE([.C2:.C21])" office:value-type="float" office:value="0.784428170944294" calcext:value-type="float">
            <text:p>0.784428170944294</text:p>
          </table:table-cell>
          <table:table-cell table:formula="of:=AVERAGE([.D2:.D21])" office:value-type="float" office:value="2.48511011849899" calcext:value-type="float">
            <text:p>2.48511011849899</text:p>
          </table:table-cell>
          <table:table-cell/>
        </table:table-row>
        <table:table-row table:style-name="ro1">
          <table:table-cell office:value-type="string" calcext:value-type="string">
            <text:p>std.</text:p>
          </table:table-cell>
          <table:table-cell table:formula="of:=STDEV([.B2:.B21])" office:value-type="float" office:value="0.600376441841921" calcext:value-type="float">
            <text:p>0.600376441841921</text:p>
          </table:table-cell>
          <table:table-cell table:formula="of:=STDEV([.C2:.C21])" office:value-type="float" office:value="0.419368057047085" calcext:value-type="float">
            <text:p>0.419368057047085</text:p>
          </table:table-cell>
          <table:table-cell table:formula="of:=STDEV([.D2:.D21])" office:value-type="float" office:value="0.622283739265406" calcext:value-type="float">
            <text:p>0.62228373926540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3">00/00/0000</text:date>, <text:time style:data-style-name="N2" text:time-value="14:20:04.3674215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3T12:10:01.792350737</meta:creation-date>
    <dc:date>2020-09-13T16:41:02.496076375</dc:date>
    <meta:editing-duration>PT2H43M23S</meta:editing-duration>
    <meta:editing-cycles>3</meta:editing-cycles>
    <meta:generator>LibreOffice/6.4.5.2$Linux_X86_64 LibreOffice_project/40$Build-2</meta:generator>
    <meta:document-statistic meta:table-count="1" meta:cell-count="113" meta:object-count="0"/>
  </office:meta>
</office:document-meta>
</file>